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fo:min-height="3.256cm"/>
    </style:style>
    <style:style style:name="pr3" style:family="presentation" style:parent-style-name="ROSMaster1-outline1">
      <style:graphic-properties draw:fill-color="#ffffff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outline1" style:list-style-name="L5">
      <style:graphic-properties draw:fill-color="#ffffff"/>
    </style:style>
    <style:style style:name="pr7" style:family="presentation" style:parent-style-name="ROSMaster1-notes">
      <style:graphic-properties draw:fill-color="#ffffff" draw:auto-grow-height="true" fo:min-height="12.573cm"/>
    </style:style>
    <style:style style:name="pr8" style:family="presentation" style:parent-style-name="ROSMaster1-outline1" style:list-style-name="L5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0pt" style:language-asian="zxx" style:country-asian="none" style:font-style-asian="normal" style:font-weight-asian="normal" style:font-family-complex="'DejaVu Sans'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text:enable-numbering="true" fo:margin-left="1.2cm" fo:margin-right="0cm" fo:text-indent="-0.9cm"/>
    </style:style>
    <style:style style:name="P7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314162" fo:font-family="'Interstate Mono'" style:font-pitch="variable" fo:font-size="48pt" fo:language="en" fo:country="US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Maintenance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 text:style-name="P4">Accessory and Tool Kit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3">
              <text:list-item>
                <text:p><text:s/>Accessory Kit</text:p>
              </text:list-item>
            </text:list>
            <text:list text:continue-numbering="true" text:style-name="L3">
              <text:list-item>
                <text:list>
                  <text:list-item>
                    <text:p>Contents Walk Through</text:p>
                    <text:p/>
                  </text:list-item>
                </text:list>
              </text:list-item>
            </text:list>
            <text:list text:continue-numbering="true" text:style-name="L3">
              <text:list-item>
                <text:p>Tool Kit</text:p>
              </text:list-item>
            </text:list>
            <text:list text:continue-numbering="true" text:style-name="L3">
              <text:list-item>
                <text:list>
                  <text:list-item>
                    <text:p>Contents Walk Through</text:p>
                  </text:list-item>
                  <text:list-item>
                    <text:p>ESD Strap</text:p>
                  </text:list-item>
                  <text:list-item>
                    <text:p>Video: Adjusting Torque Tool</text:p>
                  </text:list-item>
                  <text:list-item>
                    <text:p>Video: Loctit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Maintenance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header>
                <text:p text:style-name="P4">Fan Filter Cleaning:</text:p>
                <text:list>
                  <text:list-item>
                    <text:p>Vacuuming</text:p>
                  </text:list-item>
                  <text:list-item>
                    <text:p>Washing</text:p>
                  </text:list-item>
                  <text:list-item>
                    <text:p>Replacing</text:p>
                  </text:list-item>
                </text:list>
              </text:list-header>
            </text:list>
            <text:p text:style-name="P5"/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Repair &amp; Replacement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p text:style-name="P4">&lt;Link to PR2 repair/replacement instructions&gt;</text:p>
            <text:p text:style-name="P4"/>
            <text:p text:style-name="P4">Hands-On Demos</text:p>
            <text:p text:style-name="P7">Demo: Counter-Balance Adjustment</text:p>
            <text:p text:style-name="P8">Demo: Gripper Replacement</text:p>
            <text:p text:style-name="P7">Video: Fingertip Replacement</text:p>
            <text:p text:style-name="P7"/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ara Laymoun</meta:initial-creator>
    <meta:creation-date>2010-03-15T13:56:01</meta:creation-date>
    <dc:creator>Ryan Bahadur</dc:creator>
    <dc:date>2010-04-27T20:55:28</dc:date>
    <meta:editing-cycles>5</meta:editing-cycles>
    <meta:editing-duration>PT00H24M11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